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6" style:family="graphic" style:parent-style-name="standard">
      <style:graphic-properties svg:stroke-color="#3465a4" draw:textarea-horizontal-align="justify" draw:textarea-vertical-align="middle" draw:auto-grow-height="false" fo:min-height="0.55cm" fo:min-width="11.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9" style:family="graphic" style:parent-style-name="standard">
      <style:graphic-properties svg:stroke-color="#3465a4" draw:textarea-horizontal-align="justify" draw:textarea-vertical-align="middle" draw:auto-grow-height="false" fo:min-height="0.55cm" fo:min-width="2.6cm"/>
    </style:style>
    <style:style style:name="gr10" style:family="graphic" style:parent-style-name="standard">
      <style:graphic-properties svg:stroke-color="#3465a4" draw:textarea-horizontal-align="justify" draw:textarea-vertical-align="middle" draw:auto-grow-height="false" fo:min-height="4.05cm" fo:min-width="11.9cm"/>
    </style:style>
    <style:style style:name="gr11" style:family="graphic" style:parent-style-name="standard">
      <style:graphic-properties svg:stroke-color="#3465a4" draw:textarea-horizontal-align="justify" draw:textarea-vertical-align="middle" draw:auto-grow-height="false" fo:min-height="1.45cm" fo:min-width="6.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48cm" svg:height="0.962cm" svg:x="6.7cm" svg:y="2.238cm">
          <draw:text-box>
            <text:p>Ajouter un nouveau client</text:p>
          </draw:text-box>
        </draw:frame>
        <draw:line draw:style-name="gr2" draw:text-style-name="P2" draw:layer="layout" svg:x1="1cm" svg:y1="3.1cm" svg:x2="20.59cm" svg:y2="3.1cm">
          <text:p/>
        </draw:line>
        <draw:frame draw:style-name="gr1" draw:text-style-name="P3" draw:layer="layout" svg:width="1.399cm" svg:height="0.725cm" svg:x="3.4cm" svg:y="8.475cm">
          <draw:text-box>
            <text:p><text:span text:style-name="T1">Rue:</text:span></text:p>
          </draw:text-box>
        </draw:frame>
        <draw:frame draw:style-name="gr3" draw:text-style-name="P3" draw:layer="layout" svg:width="1.531cm" svg:height="0.725cm" svg:x="3.269cm" svg:y="9.4cm">
          <draw:text-box>
            <text:p><text:span text:style-name="T1">Ville :</text:span></text:p>
          </draw:text-box>
        </draw:frame>
        <draw:frame draw:style-name="gr4" draw:text-style-name="P3" draw:layer="layout" svg:width="1.632cm" svg:height="0.9cm" svg:x="3.168cm" svg:y="5.8cm">
          <draw:text-box>
            <text:p><text:span text:style-name="T1">Nom :</text:span></text:p>
          </draw:text-box>
        </draw:frame>
        <draw:frame draw:style-name="gr5" draw:text-style-name="P3" draw:layer="layout" svg:width="3.7cm" svg:height="0.725cm" svg:x="1.143cm" svg:y="7.6cm">
          <draw:text-box>
            <text:p><text:span text:style-name="T1">Numéro Civique:</text:span></text:p>
          </draw:text-box>
        </draw:frame>
        <draw:frame draw:style-name="gr1" draw:text-style-name="P3" draw:layer="layout" svg:width="2.631cm" svg:height="0.725cm" svg:x="2.169cm" svg:y="6.775cm">
          <draw:text-box>
            <text:p><text:span text:style-name="T1">Téléphone:</text:span></text:p>
          </draw:text-box>
        </draw:frame>
        <draw:frame draw:style-name="gr1" draw:text-style-name="P3" draw:layer="layout" svg:width="2.225cm" svg:height="0.725cm" svg:x="2.575cm" svg:y="4.9cm">
          <draw:text-box>
            <text:p><text:span text:style-name="T1">Prénom :</text:span></text:p>
          </draw:text-box>
        </draw:frame>
        <draw:custom-shape draw:style-name="gr6" draw:text-style-name="P4" draw:layer="layout" svg:width="12.4cm" svg:height="0.8cm" svg:x="5.2cm" svg:y="4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4cm" svg:height="0.8cm" svg:x="5.2cm" svg:y="5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4cm" svg:height="0.8cm" svg:x="5.2cm" svg:y="6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4cm" svg:height="0.8cm" svg:x="5.2cm" svg:y="7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4cm" svg:height="0.8cm" svg:x="5.2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4cm" svg:height="0.8cm" svg:x="5.2cm" svg:y="9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069cm" svg:height="0.725cm" svg:x="3.726cm" svg:y="3.975cm">
          <draw:text-box>
            <text:p><text:span text:style-name="T1">id :</text:span></text:p>
          </draw:text-box>
        </draw:frame>
        <draw:frame draw:style-name="gr7" draw:text-style-name="P3" draw:layer="layout" svg:width="2.9cm" svg:height="0.8cm" svg:x="1.9cm" svg:y="10.377cm">
          <draw:text-box>
            <text:p><text:span text:style-name="T1">Code postal:</text:span></text:p>
          </draw:text-box>
        </draw:frame>
        <draw:custom-shape draw:style-name="gr6" draw:text-style-name="P4" draw:layer="layout" svg:width="12.4cm" svg:height="0.8cm" svg:x="5.2cm" svg:y="10.3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.6cm" svg:height="1.199cm" svg:x="1.3cm" svg:y="11.4cm">
          <draw:text-box>
            <text:p text:style-name="P5"><text:span text:style-name="T2">Date de naissance:</text:span></text:p>
          </draw:text-box>
        </draw:frame>
        <draw:custom-shape draw:style-name="gr6" draw:text-style-name="P4" draw:layer="layout" svg:width="12.4cm" svg:height="0.8cm" svg:x="5.2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cm" svg:height="0.8cm" svg:x="5.2cm" svg:y="4cm">
          <text:p text:style-name="P4"><text:span text:style-name="T1">read-only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6cm" svg:height="0.8cm" svg:x="3.3cm" svg:y="12.2cm">
          <draw:text-box>
            <text:p><text:span text:style-name="T1">Note:</text:span></text:p>
          </draw:text-box>
        </draw:frame>
        <draw:custom-shape draw:style-name="gr10" draw:text-style-name="P4" draw:layer="layout" svg:width="12.4cm" svg:height="4.3cm" svg:x="5.2cm" svg:y="12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7.4cm" svg:height="1.7cm" svg:x="1.6cm" svg:y="24.8cm">
          <text:p text:style-name="P4">Annuler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7.4cm" svg:height="1.7cm" svg:x="12.9cm" svg:y="24.7cm">
          <text:p text:style-name="P4">Soumett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20:11:11.956000000</meta:creation-date>
    <dc:date>2017-12-02T20:43:26.477000000</dc:date>
    <meta:editing-duration>PT31S</meta:editing-duration>
    <meta:editing-cycles>1</meta:editing-cycles>
    <meta:document-statistic meta:object-count="24"/>
    <meta:generator>LibreOffice/5.3.7.2$Windows_X86_64 LibreOffice_project/6b8ed514a9f8b44d37a1b96673cbbdd077e24059</meta:generator>
  </office:meta>
</office:document-meta>
</file>